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7f7f7" draw:opacity="100%"/>
      <style:paragraph-properties fo:margin-left="0in" fo:margin-right="0in" fo:margin-top="0.1563in" fo:margin-bottom="0.1043in" loext:contextual-spacing="false" fo:orphans="2" fo:widows="2" fo:text-indent="0in" style:auto-text-indent="false" fo:background-color="#f7f7f7" fo:padding="0.052in" fo:border="0.06pt solid #dedede"/>
      <style:text-properties fo:font-variant="normal" fo:text-transform="none" fo:color="#008800" style:font-name="monospace" fo:letter-spacing="normal" fo:font-style="normal" fo:font-weight="normal"/>
    </style:style>
    <style:style style:name="P2" style:family="paragraph" style:parent-style-name="Preformatted_20_Text">
      <loext:graphic-properties draw:fill="solid" draw:fill-color="#f7f7f7" draw:opacity="100%"/>
      <style:paragraph-properties fo:margin-left="0in" fo:margin-right="0in" fo:margin-top="0.1563in" fo:margin-bottom="0.1043in" loext:contextual-spacing="false" fo:orphans="2" fo:widows="2" fo:text-indent="0in" style:auto-text-indent="false" fo:background-color="#f7f7f7" fo:padding="0.052in" fo:border="0.06pt solid #dedede"/>
      <style:text-properties fo:color="#666600"/>
    </style:style>
    <style:style style:name="P3" style:family="paragraph" style:parent-style-name="Preformatted_20_Text">
      <loext:graphic-properties draw:fill="solid" draw:fill-color="#f7f7f7" draw:opacity="100%"/>
      <style:paragraph-properties fo:margin-left="0in" fo:margin-right="0in" fo:margin-top="0.1563in" fo:margin-bottom="0.1043in" loext:contextual-spacing="false" fo:orphans="2" fo:widows="2" fo:text-indent="0in" style:auto-text-indent="false" fo:background-color="#f7f7f7" fo:padding="0.052in" fo:border="0.06pt solid #dedede"/>
      <style:text-properties fo:color="#666600" officeooo:rsid="0012f543" officeooo:paragraph-rsid="0012f543"/>
    </style:style>
    <style:style style:name="T1" style:family="text">
      <style:text-properties fo:color="#666600"/>
    </style:style>
    <style:style style:name="T2" style:family="text">
      <style:text-properties fo:color="#666600" officeooo:rsid="00114f7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//number of digits in factorial(</text:span><text:span text:style-name="T2">n</text:span><text:span text:style-name="T1">) is</text:span></text:p>
      <text:p text:style-name="P2">int count_digits(int num){</text:p>
      <text:p text:style-name="P2"><text:s text:c="3"/>// factorial exists only if num &lt;= 0</text:p>
      <text:p text:style-name="P2"><text:s text:c="3"/>if (num &lt; 0){</text:p>
      <text:p text:style-name="P2"><text:s text:c="6"/>return 0;</text:p>
      <text:p text:style-name="P2"><text:s text:c="3"/>}</text:p>
      <text:p text:style-name="P2"><text:s text:c="3"/>// base case</text:p>
      <text:p text:style-name="P2"><text:s text:c="3"/>if (num &lt;= 1){</text:p>
      <text:p text:style-name="P2"><text:s text:c="6"/>return 1;</text:p>
      <text:p text:style-name="P2"><text:s text:c="3"/>}</text:p>
      <text:p text:style-name="P2"><text:s text:c="3"/>// else iterate through num and calculate the</text:p>
      <text:p text:style-name="P2"><text:s text:c="3"/>// value</text:p>
      <text:p text:style-name="P2"><text:s text:c="3"/>double d = 0;</text:p>
      <text:p text:style-name="P2"><text:s text:c="3"/>for (int i=2; i&lt;=num; i++){</text:p>
      <text:p text:style-name="P2"><text:s text:c="6"/>d += log10(i);</text:p>
      <text:p text:style-name="P2"><text:s text:c="3"/>}</text:p>
      <text:p text:style-name="P2"><text:s text:c="3"/>return floor(d) + 1;</text:p>
      <text:p text:style-name="P2">}</text:p>
      <text:p text:style-name="P2"/>
      <text:p text:style-name="P3">#union find</text:p>
      <text:p text:style-name="P2">#include&lt;bits/stdc++.h&gt;</text:p>
      <text:p text:style-name="P2">using namespace std;</text:p>
      <text:p text:style-name="P2">#define N 1000005</text:p>
      <text:p text:style-name="P2">int Arr[N];</text:p>
      <text:p text:style-name="P2"><text:soft-page-break/>int root (int i)</text:p>
      <text:p text:style-name="P2">{</text:p>
      <text:p text:style-name="P2"><text:s text:c="4"/>if (Arr[ i ] == i)return i;</text:p>
      <text:p text:style-name="P2"><text:s text:c="4"/>Arr[i]=root(Arr[ i ]);</text:p>
      <text:p text:style-name="P2"><text:s text:c="4"/>return Arr[i];</text:p>
      <text:p text:style-name="P2">}</text:p>
      <text:p text:style-name="P2"/>
      <text:p text:style-name="P2">void weighted_union(int A,int B)</text:p>
      <text:p text:style-name="P2">{</text:p>
      <text:p text:style-name="P2"><text:s text:c="4"/>int root_A = root(A);</text:p>
      <text:p text:style-name="P2"><text:s text:c="4"/>int root_B = root(B);</text:p>
      <text:p text:style-name="P2"/>
      <text:p text:style-name="P2"><text:s text:c="8"/>Arr[ root_A ] = root_B;</text:p>
      <text:p text:style-name="P2"/>
      <text:p text:style-name="P2"/>
      <text:p text:style-name="P2">}</text:p>
      <text:p text:style-name="P2">bool find(int A,int B)</text:p>
      <text:p text:style-name="P2">{</text:p>
      <text:p text:style-name="P2"><text:s text:c="4"/>if( root(A)==root(B) ) <text:s text:c="6"/>//if A and B have same root,means they are connected.</text:p>
      <text:p text:style-name="P2"><text:s text:c="8"/>return true;</text:p>
      <text:p text:style-name="P2"><text:s text:c="4"/>else</text:p>
      <text:p text:style-name="P2"><text:s text:c="8"/>return false;</text:p>
      <text:p text:style-name="P2">}</text:p>
      <text:p text:style-name="P2"/>
      <text:p text:style-name="P2"><text:soft-page-break/>int main()</text:p>
      <text:p text:style-name="P2">{</text:p>
      <text:p text:style-name="P2"><text:s text:c="4"/>ios_base::sync_with_stdio(false);</text:p>
      <text:p text:style-name="P2"><text:s text:c="4"/>cin.tie(0);</text:p>
      <text:p text:style-name="P2"><text:s text:c="4"/>int n,q,x,y,a;</text:p>
      <text:p text:style-name="P2"><text:s text:c="4"/>char s;</text:p>
      <text:p text:style-name="P2"><text:s text:c="4"/>cin&gt;&gt;n&gt;&gt;q;</text:p>
      <text:p text:style-name="P2"><text:s text:c="4"/>iota(Arr, Arr+n+1,0);</text:p>
      <text:p text:style-name="P2"><text:s text:c="4"/>for(int i=0; i&lt;q; i++)</text:p>
      <text:p text:style-name="P2"><text:s text:c="4"/>{</text:p>
      <text:p text:style-name="P2"><text:s text:c="8"/>cin&gt;&gt;s&gt;&gt;x&gt;&gt;y;</text:p>
      <text:p text:style-name="P2"><text:s text:c="8"/>if(s == '?')</text:p>
      <text:p text:style-name="P2"><text:s text:c="8"/>{</text:p>
      <text:p text:style-name="P2"><text:s text:c="12"/>if(find(x,y))cout&lt;&lt;"yes\n";</text:p>
      <text:p text:style-name="P2"><text:s text:c="12"/>else cout&lt;&lt;"no\n";</text:p>
      <text:p text:style-name="P2"><text:s text:c="8"/>}</text:p>
      <text:p text:style-name="P2"><text:s text:c="8"/>else</text:p>
      <text:p text:style-name="P2"><text:s text:c="12"/>weighted_union(x,y);</text:p>
      <text:p text:style-name="P2"/>
      <text:p text:style-name="P2"/>
      <text:p text:style-name="P2"><text:s text:c="4"/>}</text:p>
      <text:p text:style-name="P2"/>
      <text:p text:style-name="P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7T15:10:17.962421267</meta:creation-date>
    <dc:date>2020-12-17T15:26:06.275265129</dc:date>
    <meta:editing-duration>PT1M5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3" meta:paragraph-count="62" meta:word-count="164" meta:character-count="1130" meta:non-whitespace-character-count="804"/>
  </office:meta>
</office:document-meta>
</file>